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Product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nique ID of Product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 of the Produc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SellerId of the seller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price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se price of the produc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Quantity of the product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name</text:p>
          </table:table-cell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duct name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escription of the product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rand of the produ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Catego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Category Id of the category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ategory name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Registered_Auction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Registration ID for an auctio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Seller ID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 I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Auction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Auction ID of auctio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Seller ID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 I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rrentbid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urrent Bid for the auction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sebid</text:p>
          </table:table-cell>
          <table:table-cell office:value-type="string" calcext:value-type="string">
            <text:p>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aise bid for an auction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ingbid</text:p>
          </table:table-cell>
          <table:table-cell office:value-type="string" calcext:value-type="string">
            <text:p>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tarting bid for an auction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tatus for an auctio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uction date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uction Start time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uction end ti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SoldProduct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SoldItem Id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 ID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Auction ID of auctio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BuyerId of a Buy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lingprice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duct’s selling pri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Buyer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Buyer ID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ame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ame of a buyer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archar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ername of a buyer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assword for the buyer acc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ddress of a buyer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ntact No of buyer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mail Id of a buyer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ity of buyer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State of buyer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untry of buy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Seller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K/FK</text:p>
          </table:table-cell>
          <table:table-cell office:value-type="string" calcext:value-type="string">
            <text:p>Referenced tabl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Seller ID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ame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archar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re_address</text:p>
          </table:table-cell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ller_ratings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3:24:31.305630665</meta:creation-date>
    <dc:date>2019-07-11T00:13:53.550223228</dc:date>
    <meta:editing-duration>PT13M11S</meta:editing-duration>
    <meta:editing-cycles>2</meta:editing-cycles>
    <meta:generator>LibreOffice/5.3.6.1$Linux_X86_64 LibreOffice_project/30$Build-1</meta:generator>
    <meta:document-statistic meta:table-count="1" meta:cell-count="414" meta:object-count="0"/>
  </office:meta>
</office:document-meta>
</file>